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8.493cm" fo:margin-left="4.27cm" table:align="left"/>
    </style:style>
    <style:style style:name="Tabela1.A" style:family="table-column">
      <style:table-column-properties style:column-width="8.493cm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8*"/>
    </style:style>
    <style:style style:name="Tabela6.B" style:family="table-column">
      <style:table-column-properties style:column-width="8.5cm" style:rel-column-width="32767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0ce41" officeooo:paragraph-rsid="0010ce41"/>
    </style:style>
    <style:style style:name="P2" style:family="paragraph" style:parent-style-name="Table_20_Contents">
      <style:paragraph-properties fo:text-align="center" style:justify-single-word="false"/>
      <style:text-properties officeooo:rsid="0010ce41" officeooo:paragraph-rsid="0010ce41"/>
    </style:style>
    <style:style style:name="P3" style:family="paragraph" style:parent-style-name="Standard">
      <style:paragraph-properties fo:text-align="start" style:justify-single-word="false"/>
      <style:text-properties officeooo:rsid="0010ce41" officeooo:paragraph-rsid="0010ce41"/>
    </style:style>
    <style:style style:name="P4" style:family="paragraph" style:parent-style-name="Table_20_Contents">
      <style:paragraph-properties fo:text-align="start" style:justify-single-word="false"/>
      <style:text-properties officeooo:rsid="0010ce41" officeooo:paragraph-rsid="0010ce4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ce41" officeooo:paragraph-rsid="0010ce4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10ce41" officeooo:paragraph-rsid="0010ce41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10ce41" officeooo:paragraph-rsid="0010ce4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paragraph-rsid="001168e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ce41" officeooo:paragraph-rsid="0010ce41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1168e4" officeooo:paragraph-rsid="001168e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168e4" officeooo:paragraph-rsid="001168e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31f22" officeooo:paragraph-rsid="00131f2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168e4" officeooo:paragraph-rsid="001168e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font-size="12pt" fo:font-weight="bold" officeooo:rsid="001168e4" officeooo:paragraph-rsid="001168e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0ce41" officeooo:paragraph-rsid="0010ce41"/>
    </style:style>
    <style:style style:name="P19" style:family="paragraph" style:parent-style-name="Standard">
      <style:paragraph-properties fo:text-align="start" style:justify-single-word="false" fo:break-before="page"/>
      <style:text-properties officeooo:rsid="0010ce41" officeooo:paragraph-rsid="0010ce41"/>
    </style:style>
    <style:style style:name="P20" style:family="paragraph" style:parent-style-name="Table_20_Contents">
      <style:paragraph-properties fo:text-align="start" style:justify-single-word="false"/>
      <style:text-properties fo:font-size="12pt" fo:font-weight="normal" officeooo:rsid="001168e4" officeooo:paragraph-rsid="001168e4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bold" officeooo:rsid="00131f22" officeooo:paragraph-rsid="00131f2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paragraph-rsid="00131f2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officeooo:paragraph-rsid="00131f22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paragraph-rsid="00131f22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6" style:family="text">
      <style:text-properties officeooo:rsid="001168e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131f22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gr1" style:family="graphic">
      <style:graphic-properties draw:stroke="solid" svg:stroke-color="#000000" draw:fill="solid" draw:fill-color="#ffffff" fo:min-height="1cm" draw:shadow="visib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Ramka tekstowa 1" draw:style-name="gr1" draw:text-style-name="P29" svg:width="1.001cm" svg:height="1.001cm" svg:x="16.161cm" svg:y="-1.071cm"><draw:text-box><text:p text:style-name="P28"><text:span text:style-name="T10">B</text:span></text:p></draw:text-box></draw:frame>Uniwersytet Zielonogórski</text:p>
      <text:p text:style-name="P5">Instytut Sterowania i Systemów Informatycznych</text:p>
      <text:p text:style-name="P5"/>
      <text:p text:style-name="P6">Algorytmy i struktury danych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Protokół laboratorium 2: Rekurencja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Imię i nazwisko: <text:span text:style-name="T1">Petros Palamiotis</text:span></text:p>
          </table:table-cell>
          <table:table-cell table:style-name="Tabela2.A1" office:value-type="string">
            <text:p text:style-name="P4">Grupa: <text:span text:style-name="T1">14INFSP-B</text:span></text:p>
          </table:table-cell>
        </table:table-row>
        <table:table-row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4">Data: <text:span text:style-name="T1">24.10.2022</text:span></text:p>
          </table:table-cell>
        </table:table-row>
      </table:table>
      <text:p text:style-name="P3"/>
      <text:p text:style-name="P3"><text:span text:style-name="T1">Zadanie 1. </text:span><text:span text:style-name="T2">Napisz funkcję rekurencyjną wyznaczającą potęgę liczby naturalnej </text:span><text:span text:style-name="T4">n</text:span><text:span text:style-name="T2">.</text:span></text:p>
      <text:p text:style-name="P1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1">def power(n, p):</text:p>
            <text:p text:style-name="P11"><text:s text:c="4"/>if n &lt; 0: # If n is not natural</text:p>
            <text:p text:style-name="P11"><text:s text:c="8"/>return -1</text:p>
            <text:p text:style-name="P11"><text:s text:c="4"/>elif p == 0: # If power is 0</text:p>
            <text:p text:style-name="P11"><text:s text:c="8"/>return 1</text:p>
            <text:p text:style-name="P11"><text:s text:c="4"/>elif n == 0: # If n is 0</text:p>
            <text:p text:style-name="P11"><text:s text:c="8"/>return 0</text:p>
            <text:p text:style-name="P11"><text:s text:c="4"/>else:</text:p>
            <text:p text:style-name="P11"><text:s text:c="8"/>return (n*power(n, p-1))</text:p>
            <text:p text:style-name="P11"/>
            <text:p text:style-name="P11">def main():</text:p>
            <text:p text:style-name="P11"><text:s text:c="4"/>n = 3</text:p>
            <text:p text:style-name="P11"><text:s text:c="4"/>p = 3</text:p>
            <text:p text:style-name="P11"><text:s text:c="4"/></text:p>
            <text:p text:style-name="P11"><text:s text:c="4"/>result = power(n, p)</text:p>
            <text:p text:style-name="P11"><text:s text:c="4"/></text:p>
            <text:p text:style-name="P11"><text:s text:c="4"/>if result == -1:</text:p>
            <text:p text:style-name="P11"><text:s text:c="8"/>print("Liczba %d nie jest naturalna" % (n))</text:p>
            <text:p text:style-name="P11"><text:s text:c="4"/>else:</text:p>
            <text:p text:style-name="P11"><text:s text:c="8"/>print("Liczba %d podniesiona do potegi %d wynosi %d." % (n, p, result))</text:p>
            <text:p text:style-name="P11"><text:s text:c="4"/></text:p>
            <text:p text:style-name="P11"><text:s text:c="4"/>return</text:p>
            <text:p text:style-name="P11"/>
            <text:p text:style-name="P11">if __name__ == '__main__':</text:p>
            <text:p text:style-name="P11"><text:s text:c="4"/>main()</text:p>
          </table:table-cell>
        </table:table-row>
      </table:table>
      <text:p text:style-name="P3"><text:span text:style-name="T1"/></text:p>
      <text:p text:style-name="P19"><text:span text:style-name="T1">Zadanie 2. </text:span><text:span text:style-name="T2">Napisz program obliczający rekurencyjnie następujący ciąg liczb (n - liczba naturalna):</text:span></text:p>
      <text:p text:style-name="P7"><text:span text:style-name="T2">x</text:span><text:span text:style-name="T5">n</text:span><text:span text:style-name="T2"> = x</text:span><text:span text:style-name="T5">n-1</text:span><text:span text:style-name="T2"> + 1/n; gdzie x</text:span><text:span text:style-name="T5">0 </text:span><text:span text:style-name="T2">=1;</text:span></text:p>
      <text:p text:style-name="P13">Program powinien podawać elementy ciągu od zadanego n do zadanego m oraz różnicę między kolejnymi wyrazami ciągu.</text:p>
      <text:p text:style-name="P15">Kod:</text:p>
      <text:p text:style-name="P15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/>
          </table:table-cell>
        </table:table-row>
      </table:table>
      <text:p text:style-name="P16"/>
      <text:p text:style-name="P16">Zadanie 3. <text:span text:style-name="T2">Napisz program wykorzystując funkcję rekurencyjną wyświetlający poniższy rysunek. Funkcję musimy wywołać z parametrem oznaczającym wysokość piramidy.</text:span></text:p>
      <text:p text:style-name="P10"><text:tab/><text:tab/><text:tab/><text:tab/><text:tab/><text:tab/><text:tab/>*</text:p>
      <text:p text:style-name="P10"><text:tab/><text:tab/><text:tab/><text:tab/><text:tab/><text:tab/><text:tab/>**</text:p>
      <text:p text:style-name="P10"><text:tab/><text:tab/><text:tab/><text:tab/><text:tab/><text:tab/><text:tab/>***</text:p>
      <text:p text:style-name="P10"><text:tab/><text:tab/><text:tab/><text:tab/><text:tab/><text:tab/><text:tab/>****</text:p>
      <text:p text:style-name="P20"><text:tab/><text:tab/><text:tab/><text:tab/><text:tab/><text:tab/><text:tab/>*****</text:p>
      <text:p text:style-name="P21">Kod:</text:p>
      <text:p text:style-name="P2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def pyramid(n):</text:p>
            <text:p text:style-name="P9"><text:s text:c="4"/>if n==0:</text:p>
            <text:p text:style-name="P9"><text:s text:c="8"/>return</text:p>
            <text:p text:style-name="P9"><text:s text:c="4"/>pyramid(n-1)</text:p>
            <text:p text:style-name="P9"><text:s text:c="4"/>print("*"*n)</text:p>
            <text:p text:style-name="P9"><text:s/></text:p>
            <text:p text:style-name="P9">def main():</text:p>
            <text:p text:style-name="P9"><text:s text:c="4"/>pyramid(<text:span text:style-name="T6">5</text:span>)</text:p>
            <text:p text:style-name="P9"><text:s text:c="4"/></text:p>
            <text:p text:style-name="P9">if __name__ == "__main__":</text:p>
            <text:p text:style-name="P9"><text:s text:c="4"/>main()</text:p>
          </table:table-cell>
        </table:table-row>
      </table:table>
      <text:p text:style-name="P16"/>
      <text:p text:style-name="P16"/>
      <text:p text:style-name="P17">Zadanie 4. <text:span text:style-name="T2">Napisz dwie funkcję tj. rekurencyjną i iteracyjną wyznaczającej wartości wyrazów ciągu Fibonacciego. Sprawdź czas wykonywania obu funkcji dla odpowiednio dużego </text:span><text:span text:style-name="T3">n </text:span><text:span text:style-name="T8">(n – numer wyrazu ciągu Fibonacciego).</text:span></text:p>
      <text:p text:style-name="P16"><text:span text:style-name="T8"/></text:p>
      <text:p text:style-name="P15"><text:span text:style-name="T7">Kod: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7">import time</text:p>
            <text:p text:style-name="P24"/>
            <text:p text:style-name="P27">def fib_recursion(n):</text:p>
            <text:p text:style-name="P24"><text:s text:c="4"/>if n &lt;= 1:</text:p>
            <text:p text:style-name="P24"><text:s text:c="8"/>return n</text:p>
            <text:p text:style-name="P24"><text:s text:c="4"/>return fib_recursion(n-1) + fib_recursion(n-2)</text:p>
            <text:p text:style-name="P24"><text:s/></text:p>
            <text:p text:style-name="P24">def fib_itterative(n):</text:p>
            <text:p text:style-name="P24"><text:s text:c="4"/>a ,<text:span text:style-name="T9">b </text:span>= 0, <text:span text:style-name="T9">1</text:span></text:p>
            <text:p text:style-name="P24"/>
            <text:p text:style-name="P24"><text:s text:c="4"/>for i in range(0, n):</text:p>
            <text:p text:style-name="P24"><text:s text:c="8"/>a, b = b, a + b</text:p>
            <text:p text:style-name="P24"><text:s text:c="4"/>return a</text:p>
            <text:p text:style-name="P24"/>
            <text:p text:style-name="P27">def print_brake():</text:p>
            <text:p text:style-name="P24"><text:s text:c="4"/>print("\n--------------------------------------------------\n")</text:p>
            <text:p text:style-name="P25"><text:s text:c="4"/>return</text:p>
            <text:p text:style-name="P25"/>
            <text:p text:style-name="P26">def test(n):</text:p>
            <text:p text:style-name="P25"><text:s text:c="4"/>print("\nTest dla n=%d\n" % (n))</text:p>
            <text:p text:style-name="P25"/>
            <text:p text:style-name="P25"><text:s text:c="4"/>print_brake()</text:p>
            <text:p text:style-name="P25"><text:s text:c="2"/></text:p>
            <text:p text:style-name="P25"><text:s text:c="4"/># Start time for iterative</text:p>
            <text:p text:style-name="P25"><text:s text:c="4"/>itt_start = time.time() </text:p>
            <text:p text:style-name="P25"><text:s text:c="4"/></text:p>
            <text:p text:style-name="P25"><text:s text:c="4"/># Show result for iterative method</text:p>
            <text:p text:style-name="P25"><text:s text:c="4"/>print("Wynik dla funkcji iteracyjnej:", fib_itterative(n)) </text:p>
            <text:p text:style-name="P25"><text:s text:c="4"/></text:p>
            <text:p text:style-name="P25"><text:s text:c="4"/># Calculate the time from the start</text:p>
            <text:p text:style-name="P25"><text:s text:c="4"/>itt_time = time.time() - itt_start </text:p>
            <text:p text:style-name="P25"><text:s text:c="4"/></text:p>
            <text:p text:style-name="P25"><text:s text:c="4"/># Print time</text:p>
            <text:p text:style-name="P25"><text:s text:c="4"/>print("\nFunkcja licząca iteracyjnie dla n=%d zajmuje %f sekund." % (n, itt_time)) </text:p>
            <text:p text:style-name="P25"/>
            <text:p text:style-name="P25"><text:s text:c="4"/>print_brake()</text:p>
          </table:table-cell>
          <table:table-cell table:style-name="Tabela6.B1" office:value-type="string">
            <text:p text:style-name="P25"><text:s text:c="4"/># Start time for recursive</text:p>
            <text:p text:style-name="P25"><text:s text:c="4"/>rec_start = time.time()</text:p>
            <text:p text:style-name="P25"><text:s text:c="4"/></text:p>
            <text:p text:style-name="P25"><text:s text:c="4"/># Show result for recursive method</text:p>
            <text:p text:style-name="P25"><text:s text:c="4"/>print("Wynik dla funkcji rekurencyjnej:", fib_recursion(n)) </text:p>
            <text:p text:style-name="P25"><text:s text:c="4"/></text:p>
            <text:p text:style-name="P25"><text:s text:c="4"/># Calculate the time from the start</text:p>
            <text:p text:style-name="P25"><text:s text:c="4"/>rec_time = time.time() - rec_start</text:p>
            <text:p text:style-name="P25"><text:s text:c="4"/></text:p>
            <text:p text:style-name="P25"><text:s text:c="4"/># Print time</text:p>
            <text:p text:style-name="P25"><text:s text:c="4"/>print("\nFunkcja liczącza rekurencyjnie dla n=%d zajmuje %f sekund." % (n, rec_time)) </text:p>
            <text:p text:style-name="P25"><text:s text:c="4"/></text:p>
            <text:p text:style-name="P25"><text:s text:c="4"/>print_brake()</text:p>
            <text:p text:style-name="P25"><text:s text:c="4"/></text:p>
            <text:p text:style-name="P25"><text:s text:c="4"/># Show better function for fibonacci numbers</text:p>
            <text:p text:style-name="P25"><text:s text:c="4"/>if rec_time &gt; itt_time:</text:p>
            <text:p text:style-name="P25"><text:s text:c="8"/>print("Funkcja licząca iteracyjnie liczy szybciej.")</text:p>
            <text:p text:style-name="P25"><text:s text:c="4"/>else:</text:p>
            <text:p text:style-name="P25"><text:s text:c="8"/>print("Funkcja licząca rekurencyjnie liczy szybciej.")</text:p>
            <text:p text:style-name="P25"><text:s text:c="4"/></text:p>
            <text:p text:style-name="P25"><text:s text:c="4"/>print_brake()</text:p>
            <text:p text:style-name="P25"><text:s text:c="4"/></text:p>
            <text:p text:style-name="P25"><text:s text:c="4"/>return</text:p>
            <text:p text:style-name="P25"/>
            <text:p text:style-name="P26">def main():</text:p>
            <text:p text:style-name="P25"><text:s text:c="4"/># Test n-times for generating Fibonnacci number up to standard maximum recursion depth</text:p>
            <text:p text:style-name="P25"><text:s text:c="4"/>for i in range(1,996):</text:p>
            <text:p text:style-name="P25"><text:s text:c="8"/>test(i)</text:p>
            <text:p text:style-name="P25"><text:s text:c="4"/>return</text:p>
            <text:p text:style-name="P25"><text:s/></text:p>
            <text:p text:style-name="P26">if __name__ == "__main__":</text:p>
            <text:p text:style-name="P26"><text:s text:c="4"/>main(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8:37:22.871894857</meta:creation-date>
    <dc:date>2022-10-25T14:31:10.743347859</dc:date>
    <meta:editing-duration>PT9M24S</meta:editing-duration>
    <meta:editing-cycles>2</meta:editing-cycles>
    <meta:generator>LibreOffice/7.3.6.2$Linux_X86_64 LibreOffice_project/30$Build-2</meta:generator>
    <meta:document-statistic meta:table-count="6" meta:image-count="0" meta:object-count="0" meta:page-count="3" meta:paragraph-count="116" meta:word-count="414" meta:character-count="3113" meta:non-whitespace-character-count="2391"/>
  </office:meta>
</office:document-meta>
</file>